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8EB0000061C200004E3AB9F4EA454882167C.svg" manifest:media-type="image/svg+xml"/>
  <manifest:file-entry manifest:full-path="Pictures/1000020100000316000002794E85F8366F8FE87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svg:stroke-color="#3465a4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2cm" svg:stroke-color="#000000" draw:marker-start-width="0.26cm" draw:marker-end-width="0.26cm" draw:fill="solid" draw:fill-color="#ffd7d7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7d7"/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25.025cm" svg:height="20.025cm" svg:x="0cm" svg:y="0cm">
          <draw:image xlink:href="Pictures/10018EB0000061C200004E3AB9F4EA454882167C.svg" xlink:type="simple" xlink:show="embed" xlink:actuate="onLoad" loext:mime-type="image/svg+xml">
            <text:p/>
          </draw:image>
          <draw:image xlink:href="Pictures/1000020100000316000002794E85F8366F8FE87D.png" xlink:type="simple" xlink:show="embed" xlink:actuate="onLoad" loext:mime-type="image/png"/>
        </draw:frame>
        <draw:path draw:style-name="gr2" draw:text-style-name="P2" draw:layer="layout" svg:width="0.978cm" svg:height="1.416cm" draw:transform="rotate (-0.437903109325378) translate (3.41289546528704cm 9.81782898865971cm)" svg:viewBox="0 0 979 1417" svg:d="M10 354c1-56-48-181 62-210 55-38 99-2 157-38 56-34 97-86 158-100 58-14 121 0 181-5 72-6 130 84 195 105 65 20 134 13 167 76 24 46 56 94 48 153 24 305-486 1035-544 1082 0 0-443-596-424-1063z">
          <text:p/>
        </draw:path>
        <draw:path draw:style-name="gr2" draw:text-style-name="P2" draw:layer="layout" svg:width="1.409cm" svg:height="0.827cm" draw:transform="rotate (1.91602245283937) translate (3.09550313774121cm 11.3151220869383cm)" svg:viewBox="0 0 1410 828" svg:d="M0 119c314 93 967-459 1410 244-267 1174-1410-244-1410-244z">
          <text:p/>
        </draw:path>
        <draw:path draw:style-name="gr2" draw:text-style-name="P2" draw:layer="layout" svg:width="1.409cm" svg:height="0.827cm" draw:transform="rotate (-2.79165413856493) translate (4.5859369887859cm 10.9140080712535cm)" svg:viewBox="0 0 1410 828" svg:d="M1410 119c-314 93-967-459-1410 244 267 1174 1410-244 1410-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916cm" fo:margin-bottom="0.916cm" fo:margin-left="0.916cm" fo:margin-right="0.916cm" fo:page-width="25.026cm" fo:page-height="20.0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16T22:16:30.104000000</dc:date>
    <meta:editing-duration>PT1M14S</meta:editing-duration>
    <meta:editing-cycles>1</meta:editing-cycles>
    <meta:document-statistic meta:object-count="4"/>
    <meta:generator>LibreOffice/6.1.3.2$Windows_x86 LibreOffice_project/86daf60bf00efa86ad547e59e09d6bb77c699acb</meta:generator>
  </office:meta>
</office:document-meta>
</file>